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LUIS, REYNA MARCEL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4248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OLLOS BB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050192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MAMANI, BRYAN VIC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9815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CUAYLA, VICTOR FELIPE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359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3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8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17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2:20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